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e52" officeooo:paragraph-rsid="0004ae52"/>
    </style:style>
    <style:style style:name="P2" style:family="paragraph" style:parent-style-name="Standard">
      <style:text-properties officeooo:rsid="0004ae52" officeooo:paragraph-rsid="0005714f"/>
    </style:style>
    <style:style style:name="T1" style:family="text">
      <style:text-properties officeooo:rsid="000914a6"/>
    </style:style>
    <style:style style:name="T2" style:family="text">
      <style:text-properties officeooo:rsid="0005e551"/>
    </style:style>
    <style:style style:name="T3" style:family="text">
      <style:text-properties officeooo:rsid="0009bc41"/>
    </style:style>
    <style:style style:name="T4" style:family="text">
      <style:text-properties officeooo:rsid="000a118b"/>
    </style:style>
    <style:style style:name="T5" style:family="text">
      <style:text-properties officeooo:rsid="000cec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cine : </text:p>
      <text:p text:style-name="P2"/>
      <text:p text:style-name="P2">app :</text:p>
      <text:p text:style-name="P2">build : <text:span text:style-name="T1">Dossier contenant les versions osx et windows.</text:span></text:p>
      <text:p text:style-name="P2">Cursors : <text:span text:style-name="T1">Images des différents pointeur. </text:span></text:p>
      <text:p text:style-name="P2">Data : </text:p>
      <text:p text:style-name="P2">desktop :<text:span text:style-name="T2">contient les images pour le bureau.</text:span></text:p>
      <text:p text:style-name="P2">devel-docs :</text:p>
      <text:p text:style-name="P2">docs :<text:span text:style-name="T3">contient la documentation de gimp.</text:span></text:p>
      <text:p text:style-name="P2">etc :</text:p>
      <text:p text:style-name="P2">libgimp :<text:span text:style-name="T4">contient les librairies propre a gimp. </text:span></text:p>
      <text:p text:style-name="P2">libgimpbase :</text:p>
      <text:p text:style-name="P2">libgimpcolor :</text:p>
      <text:p text:style-name="P2">libgimpsconfig :</text:p>
      <text:p text:style-name="P2">libgimpmath :</text:p>
      <text:p text:style-name="P2">libgimpmodule :</text:p>
      <text:p text:style-name="P2">libgimpthumb :</text:p>
      <text:p text:style-name="P2">libgimpwidgets :</text:p>
      <text:p text:style-name="P2">m4macros :</text:p>
      <text:p text:style-name="P2">menus :</text:p>
      <text:p text:style-name="P2">modules :</text:p>
      <text:p text:style-name="P2">plug-ins :</text:p>
      <text:p text:style-name="P2">po :<text:span text:style-name="T5">contient les fichiers de langues</text:span></text:p>
      <text:p text:style-name="P2">po-libgimp :<text:span text:style-name="T5">contient les fichiers de langues pour le dossier correspondant</text:span></text:p>
      <text:p text:style-name="P2">po-plug-ins :<text:span text:style-name="T5">contient les fichiers de langues pour le dossier correspondant</text:span></text:p>
      <text:p text:style-name="P2">po-python :<text:span text:style-name="T5">contient les fichiers de langues pour le dossier correspondant</text:span></text:p>
      <text:p text:style-name="P2">po-script-fu :<text:span text:style-name="T5">contient les fichiers de langues pour le dossier correspondant</text:span></text:p>
      <text:p text:style-name="P2">po-tips :<text:span text:style-name="T5">contient les fichiers de langues pour le dossier correspondant</text:span></text:p>
      <text:p text:style-name="P2">themes :</text:p>
      <text:p text:style-name="P2">tool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16:21.113875451</meta:creation-date>
    <dc:date>2017-10-10T11:24:26.300500192</dc:date>
    <meta:editing-duration>PT3M46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29" meta:word-count="127" meta:character-count="823" meta:non-whitespace-character-count="721"/>
  </office:meta>
</office:document-meta>
</file>